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750.0">
            <text:p>75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555.0">
            <text:p>555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195.0">
            <text:p>195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string" office:string-value="2017-07-08">
            <text:p>2017-07-08</text:p>
          </table:table-cell>
          <table:table-cell office:value-type="string" office:string-value="gfh">
            <text:p>gfh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-555">
            <text:p>-555</text:p>
          </table:table-cell>
          <table:table-cell office:value-type="string" office:string-value="2017-05-06">
            <text:p>2017-05-06</text:p>
          </table:table-cell>
          <table:table-cell office:value-type="string" office:string-value="iojl">
            <text:p>iojl</text:p>
          </table:table-cell>
          <table:table-cell table:number-columns-repeated="6"/>
        </table:table-row>
        <table:table-row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 office:string-value="2017-01-01">
            <text:p>2017-01-01</text:p>
          </table:table-cell>
          <table:table-cell office:value-type="string" office:string-value="fees">
            <text:p>fees</text:p>
          </table:table-cell>
          <table:table-cell table:number-columns-repeated="6"/>
        </table:table-row>
      </table:table>
      <table:table table:name="2018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7752.0">
            <text:p>7 752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2650.0">
            <text:p>2 65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5102.0">
            <text:p>5 102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 office:string-value="2017-01-01">
            <text:p>2017-01-01</text:p>
          </table:table-cell>
          <table:table-cell office:value-type="string" office:string-value="haalo">
            <text:p>haalo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1300">
            <text:p>1 300</text:p>
          </table:table-cell>
          <table:table-cell office:value-type="string" office:string-value="2017-06-06">
            <text:p>2017-06-06</text:p>
          </table:table-cell>
          <table:table-cell office:value-type="string" office:string-value="gui">
            <text:p>gui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-300">
            <text:p>-300</text:p>
          </table:table-cell>
          <table:table-cell office:value-type="string" office:string-value="2017-04-03">
            <text:p>2017-04-03</text:p>
          </table:table-cell>
          <table:table-cell office:value-type="string" office:string-value="expense gui">
            <text:p>expense gui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5000">
            <text:p>5 000</text:p>
          </table:table-cell>
          <table:table-cell office:value-type="string" office:string-value="2017-08-05">
            <text:p>2017-08-05</text:p>
          </table:table-cell>
          <table:table-cell office:value-type="string" office:string-value="try">
            <text:p>try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string" office:string-value="2017-04-03">
            <text:p>2017-04-03</text:p>
          </table:table-cell>
          <table:table-cell office:value-type="string" office:string-value="new income">
            <text:p>new income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-1300">
            <text:p>-1 300</text:p>
          </table:table-cell>
          <table:table-cell office:value-type="string" office:string-value="2017-03-04">
            <text:p>2017-03-04</text:p>
          </table:table-cell>
          <table:table-cell office:value-type="string" office:string-value="expense year">
            <text:p>expense year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542">
            <text:p>542</text:p>
          </table:table-cell>
          <table:table-cell office:value-type="string" office:string-value="2017-01-03">
            <text:p>2017-01-03</text:p>
          </table:table-cell>
          <table:table-cell office:value-type="string" office:string-value="nothing">
            <text:p>nothing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 office:string-value="2017-08-06">
            <text:p>2017-08-06</text:p>
          </table:table-cell>
          <table:table-cell office:value-type="string" office:string-value="note1">
            <text:p>note1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-1000">
            <text:p>-1 000</text:p>
          </table:table-cell>
          <table:table-cell office:value-type="string" office:string-value="2017-01-04">
            <text:p>2017-01-04</text:p>
          </table:table-cell>
          <table:table-cell office:value-type="string" office:string-value="id">
            <text:p>id</text:p>
          </table:table-cell>
          <table:table-cell table:number-columns-repeated="6"/>
        </table:table-row>
        <table:table-row>
          <table:table-cell office:value-type="float" office:value="10">
            <text:p>10</text:p>
          </table:table-cell>
          <table:table-cell office:value-type="float" office:value="-50">
            <text:p>-50</text:p>
          </table:table-cell>
          <table:table-cell office:value-type="string" office:string-value="2017-02-06">
            <text:p>2017-02-06</text:p>
          </table:table-cell>
          <table:table-cell office:value-type="string" office:string-value="sda">
            <text:p>sda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